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21a291" officeooo:paragraph-rsid="0021a291" style:font-size-asian="15pt" style:font-size-complex="15pt"/>
    </style:style>
    <style:style style:name="P2" style:family="paragraph" style:parent-style-name="Standard">
      <style:text-properties officeooo:rsid="0021a291" officeooo:paragraph-rsid="0021a291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456f1" officeooo:paragraph-rsid="002456f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2456f1" officeooo:paragraph-rsid="002456f1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56f1" officeooo:paragraph-rsid="002456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4acba" officeooo:paragraph-rsid="0024acb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6f746" officeooo:paragraph-rsid="0026f7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a5adc" officeooo:paragraph-rsid="002a5a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7d59" officeooo:paragraph-rsid="002cf7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59003" officeooo:paragraph-rsid="0035c630" style:font-size-asian="10.5pt" style:font-weight-asian="normal" style:font-size-complex="12pt" style:font-weight-complex="normal"/>
    </style:style>
    <style:style style:name="T1" style:family="text">
      <style:text-properties officeooo:rsid="0022e749"/>
    </style:style>
    <style:style style:name="T2" style:family="text">
      <style:text-properties officeooo:rsid="00305113"/>
    </style:style>
    <style:style style:name="T3" style:family="text">
      <style:text-properties officeooo:rsid="002cf7ea"/>
    </style:style>
    <style:style style:name="T4" style:family="text">
      <style:text-properties officeooo:rsid="002b04cc"/>
    </style:style>
    <style:style style:name="T5" style:family="text">
      <style:text-properties officeooo:rsid="002b7d59"/>
    </style:style>
    <style:style style:name="T6" style:family="text">
      <style:text-properties officeooo:rsid="00319869"/>
    </style:style>
    <style:style style:name="T7" style:family="text">
      <style:text-properties officeooo:rsid="00340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ARA NAJIB<text:tab/><text:tab/><text:tab/><text:tab/><text:tab/><text:tab/><text:tab/><text:tab/><text:span text:style-name="T1">Groupe 08</text:span></text:p>
      <text:p text:style-name="P1">ARON AGOCS</text:p>
      <text:p text:style-name="P1">NOAH CORTANA</text:p>
      <text:p text:style-name="P1">CYRIL BARRALLON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>SAÉ 1.04</text:p>
      <text:p text:style-name="P4"/>
      <text:p text:style-name="P4"/>
      <text:p text:style-name="P4"/>
      <text:p text:style-name="P5"/>
      <text:p text:style-name="P5"/>
      <text:p text:style-name="P5"/>
      <text:p text:style-name="P6"><text:soft-page-break/>Table des matières </text:p>
      <text:p text:style-name="P6"/>
      <text:p text:style-name="P7">Présentation</text:p>
      <text:p text:style-name="P7">MCD </text:p>
      <text:p text:style-name="P7">MLD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Présentation : </text:p>
      <text:p text:style-name="P8"><text:span text:style-name="T2">(</text:span>Brouillon<text:span text:style-name="T2">)</text:span></text:p>
      <text:p text:style-name="P8"/>
      <text:p text:style-name="P9">Nous sommes une entreprise de gestion de matériels évènementiels. Les produits à loué sont divers et variés, <text:span text:style-name="T3">comme des enceintes ou des systèmes d’éclairage pour les concerts.</text:span></text:p>
      <text:p text:style-name="P9"/>
      <text:p text:style-name="P9"><text:s/></text:p>
      <text:p text:style-name="P8">Les identifiants des tables sont généralement <text:span text:style-name="T4">sur 8 caractères composé tout d’abord d’un code pays (exemple : FR, US, …), puis le type d’</text:span><text:span text:style-name="T5">identifiant</text:span><text:span text:style-name="T4"> sur un caractère (</text:span><text:span text:style-name="T5">C pour client, F pour fournisseur, P pour produits), </text:span><text:span text:style-name="T6">un enfin un numéro sur </text:span><text:span text:style-name="T7">au moins 5 chiffres.</text:span></text:p>
      <text:p text:style-name="P8"/>
      <text:p text:style-name="P10">Le modèle logique de données (MLD) représente les tables suivantes :</text:p>
      <text:p text:style-name="P10"/>
      <text:p text:style-name="P10">1. **Client** : - Clé primaire : `ID_Client` - Attributs : Nom_Client, Rue, Ville, Téléphone, Code_Postal, Email, Pays</text:p>
      <text:p text:style-name="P10"/>
      <text:p text:style-name="P10">2. **Location** : - Clé primaire : `ID_Location` - Clé étrangère : `ID_Client` - Attributs : DateDebut, DateFin, Prix</text:p>
      <text:p text:style-name="P10"/>
      <text:p text:style-name="P10">3. **Produits** : - Clé primaire : `ID_Produits` - Clé étrangère : `ID_specificite` - Attributs : Nom_Produit, Type_produit, Marque, Référence, Prix</text:p>
      <text:p text:style-name="P10"/>
      <text:p text:style-name="P10">4. **Fournisseur** : - Clé primaire : `ID_Fournisseur` - Attributs : Nom_Fournisseur, Code_Postal, Ville, Pays, Email, Rue, Téléphone</text:p>
      <text:p text:style-name="P10"/>
      <text:p text:style-name="P10">5. **Stock** : - Clé primaire : `ID_Stock` - Attributs : Rue, Code_Postal, Ville, Pay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0:49:54.132873356</meta:creation-date>
    <meta:generator>LibreOffice/24.8.0.3$Windows_X86_64 LibreOffice_project/0bdf1299c94fe897b119f97f3c613e9dca6be583</meta:generator>
    <dc:date>2024-11-29T16:39:52.844000000</dc:date>
    <meta:editing-duration>PT33M20S</meta:editing-duration>
    <meta:editing-cycles>19</meta:editing-cycles>
    <meta:document-statistic meta:table-count="0" meta:image-count="0" meta:object-count="0" meta:page-count="3" meta:paragraph-count="20" meta:word-count="195" meta:character-count="1250" meta:non-whitespace-character-count="1061"/>
  </office:meta>
</office:document-meta>
</file>